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39.79mm" fo:break-before="auto" style:use-optimal-row-height="true"/>
    </style:style>
    <style:style style:name="ro97" style:family="table-row">
      <style:table-row-properties style:row-height="9.21mm" fo:break-before="auto" style:use-optimal-row-height="true"/>
    </style:style>
    <style:style style:name="ro98" style:family="table-row">
      <style:table-row-properties style:row-height="28.68mm" fo:break-before="auto" style:use-optimal-row-height="true"/>
    </style:style>
    <style:style style:name="ro99" style:family="table-row">
      <style:table-row-properties style:row-height="20.8mm" fo:break-before="auto" style:use-optimal-row-height="true"/>
    </style:style>
    <style:style style:name="ro100" style:family="table-row">
      <style:table-row-properties style:row-height="24.73mm" fo:break-before="auto" style:use-optimal-row-height="true"/>
    </style:style>
    <style:style style:name="ro101" style:family="table-row">
      <style:table-row-properties style:row-height="9.47mm" fo:break-before="auto" style:use-optimal-row-height="true"/>
    </style:style>
    <style:style style:name="ro102" style:family="table-row">
      <style:table-row-properties style:row-height="16.85mm" fo:break-before="auto" style:use-optimal-row-height="true"/>
    </style:style>
    <style:style style:name="ro103" style:family="table-row">
      <style:table-row-properties style:row-height="17.73mm" fo:break-before="auto" style:use-optimal-row-height="true"/>
    </style:style>
    <style:style style:name="ro104" style:family="table-row">
      <style:table-row-properties style:row-height="8.94mm" fo:break-before="auto" style:use-optimal-row-height="true"/>
    </style:style>
    <style:style style:name="ro105" style:family="table-row">
      <style:table-row-properties style:row-height="32.63mm" fo:break-before="auto" style:use-optimal-row-height="true"/>
    </style:style>
    <style:style style:name="ro106" style:family="table-row">
      <style:table-row-properties style:row-height="15.54mm" fo:break-before="auto" style:use-optimal-row-height="false"/>
    </style:style>
    <style:style style:name="ro107" style:family="table-row">
      <style:table-row-properties style:row-height="11.22mm" fo:break-before="auto" style:use-optimal-row-height="true"/>
    </style:style>
    <style:style style:name="ro108" style:family="table-row">
      <style:table-row-properties style:row-height="6.31mm" fo:break-before="auto" style:use-optimal-row-height="true"/>
    </style:style>
    <style:style style:name="ro109" style:family="table-row">
      <style:table-row-properties style:row-height="16.07mm" fo:break-before="auto" style:use-optimal-row-height="false"/>
    </style:style>
    <style:style style:name="ro110" style:family="table-row">
      <style:table-row-properties style:row-height="59.3mm" fo:break-before="auto" style:use-optimal-row-height="true"/>
    </style:style>
    <style:style style:name="ro111" style:family="table-row">
      <style:table-row-properties style:row-height="97.26mm" fo:break-before="auto" style:use-optimal-row-height="true"/>
    </style:style>
    <style:style style:name="ro112" style:family="table-row">
      <style:table-row-properties style:row-height="50.01mm" fo:break-before="auto" style:use-optimal-row-height="false"/>
    </style:style>
    <style:style style:name="ro113" style:family="table-row">
      <style:table-row-properties style:row-height="58.74mm" fo:break-before="auto" style:use-optimal-row-height="true"/>
    </style:style>
    <style:style style:name="ro114" style:family="table-row">
      <style:table-row-properties style:row-height="38.52mm" fo:break-before="auto" style:use-optimal-row-height="true"/>
    </style:style>
    <style:style style:name="ro115" style:family="table-row">
      <style:table-row-properties style:row-height="57.08mm" fo:break-before="auto" style:use-optimal-row-height="true"/>
    </style:style>
    <style:style style:name="ro116"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9" style:family="table-cell" style:parent-style-name="Default" style:data-style-name="N100">
      <style:table-cell-properties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fo:background-color="#dddddd" style:text-align-source="fix" style:repeat-content="false" fo:wrap-option="wrap" style:vertical-align="top"/>
      <style:paragraph-properties fo:text-align="start" fo:margin-left="0mm"/>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6"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5"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1]=&quot;&quot;;&quot;?&quot;;IF([.J251]=&quot;&quot;;&quot;新規&quot;;IF([.H251]=[.J251];&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2]=&quot;&quot;;&quot;?&quot;;IF([.J252]=&quot;&quot;;&quot;新規&quot;;IF([.H252]=[.J252];&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3]=&quot;&quot;;&quot;?&quot;;IF([.J253]=&quot;&quot;;&quot;新規&quot;;IF([.H253]=[.J253];&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4]=&quot;&quot;;&quot;?&quot;;IF([.J254]=&quot;&quot;;&quot;新規&quot;;IF([.H254]=[.J254];&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5]=&quot;&quot;;&quot;?&quot;;IF([.J255]=&quot;&quot;;&quot;新規&quot;;IF([.H255]=[.J255];&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56]=&quot;&quot;;&quot;?&quot;;IF([.J256]=&quot;&quot;;&quot;新規&quot;;IF([.H256]=[.J256];&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57]=&quot;&quot;;&quot;?&quot;;IF([.J257]=&quot;&quot;;&quot;新規&quot;;IF([.H257]=[.J257];&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58]=&quot;&quot;;&quot;?&quot;;IF([.J258]=&quot;&quot;;&quot;新規&quot;;IF([.H258]=[.J258];&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59]=&quot;&quot;;&quot;?&quot;;IF([.J259]=&quot;&quot;;&quot;新規&quot;;IF([.H259]=[.J259];&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0]=&quot;&quot;;&quot;?&quot;;IF([.J260]=&quot;&quot;;&quot;新規&quot;;IF([.H260]=[.J260];&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1]=&quot;&quot;;&quot;?&quot;;IF([.J261]=&quot;&quot;;&quot;新規&quot;;IF([.H261]=[.J261];&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2]=&quot;&quot;;&quot;?&quot;;IF([.J262]=&quot;&quot;;&quot;新規&quot;;IF([.H262]=[.J262];&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3]=&quot;&quot;;&quot;?&quot;;IF([.J263]=&quot;&quot;;&quot;新規&quot;;IF([.H263]=[.J263];&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4]=&quot;&quot;;&quot;?&quot;;IF([.J264]=&quot;&quot;;&quot;新規&quot;;IF([.H264]=[.J264];&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5]=&quot;&quot;;&quot;?&quot;;IF([.J265]=&quot;&quot;;&quot;新規&quot;;IF([.H265]=[.J265];&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66]=&quot;&quot;;&quot;?&quot;;IF([.J266]=&quot;&quot;;&quot;新規&quot;;IF([.H266]=[.J266];&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67]=&quot;&quot;;&quot;?&quot;;IF([.J267]=&quot;&quot;;&quot;新規&quot;;IF([.H267]=[.J267];&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0]=&quot;&quot;;&quot;?&quot;;IF([.J270]=&quot;&quot;;&quot;新規&quot;;IF([.H270]=[.J270];&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1]=&quot;&quot;;&quot;?&quot;;IF([.J271]=&quot;&quot;;&quot;新規&quot;;IF([.H271]=[.J27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3]=&quot;&quot;;&quot;?&quot;;IF([.J273]=&quot;&quot;;&quot;新規&quot;;IF([.H273]=[.J273];&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5]=&quot;&quot;;&quot;?&quot;;IF([.J275]=&quot;&quot;;&quot;新規&quot;;IF([.H275]=[.J27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76]=&quot;&quot;;&quot;?&quot;;IF([.J276]=&quot;&quot;;&quot;新規&quot;;IF([.H276]=[.J27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77]=&quot;&quot;;&quot;?&quot;;IF([.J277]=&quot;&quot;;&quot;新規&quot;;IF([.H277]=[.J27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78]=&quot;&quot;;&quot;?&quot;;IF([.J278]=&quot;&quot;;&quot;新規&quot;;IF([.H278]=[.J27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79]=&quot;&quot;;&quot;?&quot;;IF([.J279]=&quot;&quot;;&quot;新規&quot;;IF([.H279]=[.J27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0]=&quot;&quot;;&quot;?&quot;;IF([.J280]=&quot;&quot;;&quot;新規&quot;;IF([.H280]=[.J28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1]=&quot;&quot;;&quot;?&quot;;IF([.J281]=&quot;&quot;;&quot;新規&quot;;IF([.H281]=[.J28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2]=&quot;&quot;;&quot;?&quot;;IF([.J282]=&quot;&quot;;&quot;新規&quot;;IF([.H282]=[.J28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3]=&quot;&quot;;&quot;?&quot;;IF([.J283]=&quot;&quot;;&quot;新規&quot;;IF([.H283]=[.J28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4]=&quot;&quot;;&quot;?&quot;;IF([.J284]=&quot;&quot;;&quot;新規&quot;;IF([.H284]=[.J28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5]=&quot;&quot;;&quot;?&quot;;IF([.J285]=&quot;&quot;;&quot;新規&quot;;IF([.H285]=[.J28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86]=&quot;&quot;;&quot;?&quot;;IF([.J286]=&quot;&quot;;&quot;新規&quot;;IF([.H286]=[.J28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87]=&quot;&quot;;&quot;?&quot;;IF([.J287]=&quot;&quot;;&quot;新規&quot;;IF([.H287]=[.J28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88]=&quot;&quot;;&quot;?&quot;;IF([.J288]=&quot;&quot;;&quot;新規&quot;;IF([.H288]=[.J28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89]=&quot;&quot;;&quot;?&quot;;IF([.J289]=&quot;&quot;;&quot;新規&quot;;IF([.H289]=[.J28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0]=&quot;&quot;;&quot;?&quot;;IF([.J290]=&quot;&quot;;&quot;新規&quot;;IF([.H290]=[.J29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1]=&quot;&quot;;&quot;?&quot;;IF([.J291]=&quot;&quot;;&quot;新規&quot;;IF([.H291]=[.J29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2]=&quot;&quot;;&quot;?&quot;;IF([.J292]=&quot;&quot;;&quot;新規&quot;;IF([.H292]=[.J29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3]=&quot;&quot;;&quot;?&quot;;IF([.J293]=&quot;&quot;;&quot;新規&quot;;IF([.H293]=[.J29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4]=&quot;&quot;;&quot;?&quot;;IF([.J294]=&quot;&quot;;&quot;新規&quot;;IF([.H294]=[.J29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96]=&quot;&quot;;&quot;?&quot;;IF([.J296]=&quot;&quot;;&quot;新規&quot;;IF([.H296]=[.J29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97]=&quot;&quot;;&quot;?&quot;;IF([.J297]=&quot;&quot;;&quot;新規&quot;;IF([.H297]=[.J29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99]=&quot;&quot;;&quot;?&quot;;IF([.J299]=&quot;&quot;;&quot;新規&quot;;IF([.H299]=[.J29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0]=&quot;&quot;;&quot;?&quot;;IF([.J300]=&quot;&quot;;&quot;新規&quot;;IF([.H300]=[.J30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1]=&quot;&quot;;&quot;?&quot;;IF([.J301]=&quot;&quot;;&quot;新規&quot;;IF([.H301]=[.J30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2]=&quot;&quot;;&quot;?&quot;;IF([.J302]=&quot;&quot;;&quot;新規&quot;;IF([.H302]=[.J30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3]=&quot;&quot;;&quot;?&quot;;IF([.J303]=&quot;&quot;;&quot;新規&quot;;IF([.H303]=[.J303];&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4]=&quot;&quot;;&quot;?&quot;;IF([.J304]=&quot;&quot;;&quot;新規&quot;;IF([.H304]=[.J304];&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5]=&quot;&quot;;&quot;?&quot;;IF([.J305]=&quot;&quot;;&quot;新規&quot;;IF([.H305]=[.J305];&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06]=&quot;&quot;;&quot;?&quot;;IF([.J306]=&quot;&quot;;&quot;新規&quot;;IF([.H306]=[.J306];&quot;&quot;;&quot;○&quot;)))" office:value-type="string" office:string-value="新規" calcext:value-type="string">
            <text:p>新規</text:p>
          </table:table-cell>
          <table:table-cell table:number-columns-repeated="1015"/>
        </table:table-row>
        <table:table-row table:style-name="ro8" table:number-rows-repeated="1048269">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6">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7">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9" office:value-type="string" calcext:value-type="string">
            <text:p>false</text:p>
          </table:table-cell>
          <table:table-cell table:number-columns-repeated="1003"/>
        </table:table-row>
        <table:table-row table:style-name="ro99">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9"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9"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8"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9" office:value-type="string" calcext:value-type="string">
            <text:p>false</text:p>
          </table:table-cell>
          <table:table-cell office:value-type="string" calcext:value-type="string">
            <text:p>yes</text:p>
          </table:table-cell>
          <table:table-cell table:number-columns-repeated="1010"/>
        </table:table-row>
        <table:table-row table:style-name="ro10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8"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9"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table:number-columns-repeated="1003"/>
        </table:table-row>
        <table:table-row table:style-name="ro9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9"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9" office:value-type="string" calcext:value-type="string">
            <text:p>false</text:p>
          </table:table-cell>
          <table:table-cell table:number-columns-repeated="1003"/>
        </table:table-row>
        <table:table-row table:style-name="ro10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table:number-columns-repeated="1003"/>
        </table:table-row>
        <table:table-row table:style-name="ro10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 office:value-type="string" calcext:value-type="string">
            <text:p>true</text:p>
          </table:table-cell>
          <table:table-cell table:number-columns-repeated="1003"/>
        </table:table-row>
        <table:table-row table:style-name="ro10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4">
          <table:table-cell table:style-name="ce17" office:value-type="string" calcext:value-type="string">
            <text:p>MenuShortcut-62</text:p>
          </table:table-cell>
          <table:table-cell table:style-name="ce1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8">
          <table:table-cell table:style-name="ce17" office:value-type="string" calcext:value-type="string">
            <text:p>MenuShortcut-63</text:p>
          </table:table-cell>
          <table:table-cell table:style-name="ce1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3"/>
        <table:table-column table:style-name="co25" table:default-cell-style-name="Default"/>
        <table:table-column table:style-name="co26" table:default-cell-style-name="ce23"/>
        <table:table-column table:style-name="co27" table:visibility="collapse" table:number-columns-repeated="2" table:default-cell-style-name="Default"/>
        <table:table-column table:style-name="co12" table:number-columns-repeated="1016" table:default-cell-style-name="Default"/>
        <table:table-row table:style-name="ro109">
          <table:table-cell table:style-name="ce20" office:value-type="string" calcext:value-type="string">
            <text:p>設定項目番号</text:p>
          </table:table-cell>
          <table:table-cell table:style-name="ce20" office:value-type="string" calcext:value-type="string">
            <text:p>非表示にする対象</text:p>
          </table:table-cell>
          <table:table-cell table:style-name="ce20" office:value-type="string" calcext:value-type="string">
            <text:p>設定方法</text:p>
          </table:table-cell>
          <table:table-cell table:style-name="ce20" office:value-type="string" calcext:value-type="string">
            <text:p>設定内容（Firefox 45）</text:p>
          </table:table-cell>
          <table:table-cell table:style-name="ce20" office:value-type="string" calcext:value-type="string">
            <text:p>Firefox 38→45での変更</text:p>
          </table:table-cell>
          <table:table-cell table:style-name="ce20" office:value-type="string" calcext:value-type="string">
            <text:p>設定内容（Firefox 38）</text:p>
          </table:table-cell>
          <table:table-cell table:style-name="ce20" office:value-type="string" calcext:value-type="string">
            <text:p>設定内容（Firefox 31）</text:p>
          </table:table-cell>
          <table:table-cell table:style-name="ce20" office:value-type="string" calcext:value-type="string">
            <text:p>設定内容（Firefox 24）</text:p>
          </table:table-cell>
          <table:table-cell table:style-name="ce20" table:number-columns-repeated="1016"/>
        </table:table-row>
        <table:table-row table:style-name="ro110">
          <table:table-cell table:style-name="ce20" office:value-type="string" calcext:value-type="string">
            <text:p>Hide-1</text:p>
          </table:table-cell>
          <table:table-cell table:style-name="ce20" office:value-type="string" calcext:value-type="string">
            <text:p>設定画面の「セキュリティ」パネル</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table:formula="of:=IF([.D2]=&quot;&quot;;&quot;?&quot;;IF([.D2]=[.F2];&quot;&quot;;&quot;○&quot;))">
            <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lockPref("extensions.hideoptionpane@clear-code.com.browser.paneSecurity.enabled", false);</text:p>
          </table:table-cell>
          <table:table-cell table:style-name="ce20" table:number-columns-repeated="1016"/>
        </table:table-row>
        <table:table-row table:style-name="ro8">
          <table:table-cell table:style-name="ce20" office:value-type="string" calcext:value-type="string">
            <text:p>Hide-2</text:p>
          </table:table-cell>
          <table:table-cell table:style-name="ce20" office:value-type="string" calcext:value-type="string">
            <text:p>設定画面の「Sync」パネル</text:p>
          </table:table-cell>
          <table:table-cell table:style-name="ce20" office:value-type="string" calcext:value-type="string">
            <text:p>アドオン「Disable Sync」を導入する</text:p>
          </table:table-cell>
          <table:table-cell table:style-name="ce20" office:value-type="string" calcext:value-type="string">
            <text:p>-</text:p>
          </table:table-cell>
          <table:table-cell table:style-name="ce20" table:formula="of:=IF([.D3]=&quot;&quot;;&quot;?&quot;;IF([.D3]=[.F3];&quot;&quot;;&quot;○&quot;))">
            <text:p/>
          </table:table-cell>
          <table:table-cell table:style-name="ce20" office:value-type="string" calcext:value-type="string">
            <text:p>-</text:p>
          </table:table-cell>
          <table:table-cell table:style-name="ce20" office:value-type="string" calcext:value-type="string">
            <text:p>変更無し</text:p>
          </table:table-cell>
          <table:table-cell table:style-name="ce20" office:value-type="string" calcext:value-type="string">
            <text:p>-</text:p>
          </table:table-cell>
          <table:table-cell table:style-name="ce20" table:number-columns-repeated="1016"/>
        </table:table-row>
        <table:table-row table:style-name="ro111">
          <table:table-cell table:style-name="ce20" office:value-type="string" calcext:value-type="string">
            <text:p>Hide-3</text:p>
          </table:table-cell>
          <table:table-cell table:style-name="ce20" office:value-type="string" calcext:value-type="string">
            <text:p>設定画面の「ヘルプ」ボタン</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table:formula="of:=IF([.D4]=&quot;&quot;;&quot;?&quot;;IF([.D4]=[.F4];&quot;&quot;;&quot;○&quot;))" office:value-type="string" office:string-value="○" calcext:value-type="string">
            <text:p>○</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0" table:number-columns-repeated="1016"/>
        </table:table-row>
        <table:table-row table:style-name="ro112">
          <table:table-cell table:style-name="ce20" office:value-type="string" calcext:value-type="string">
            <text:p>Hide-4</text:p>
          </table:table-cell>
          <table:table-cell table:style-name="ce2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formula="of:=IF([.D5]=&quot;&quot;;&quot;?&quot;;IF([.D5]=[.F5];&quot;&quot;;&quot;○&quot;))">
            <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number-columns-repeated="1016"/>
        </table:table-row>
        <table:table-row table:style-name="ro113">
          <table:table-cell table:style-name="ce21" office:value-type="string" calcext:value-type="string">
            <text:p>Hide-5</text:p>
          </table:table-cell>
          <table:table-cell table:style-name="ce21" office:value-type="string" calcext:value-type="string">
            <text:p>サイト別設定マネージャにおける、Cookie以外の権限に関する設定項目</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Firefox 45では機能が削除されたため不要</text:p>
          </table:table-cell>
          <table:table-cell table:style-name="ce21" table:formula="of:=IF([.D6]=&quot;&quot;;&quot;?&quot;;IF([.D6]=[.F6];&quot;&quot;;&quot;○&quot;))" office:value-type="string" office:string-value="○" calcext:value-type="string">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text:p>
          </table:table-cell>
          <table:table-cell table:style-name="ce20" table:number-columns-repeated="1016"/>
        </table:table-row>
        <table:table-row table:style-name="ro114">
          <table:table-cell table:style-name="ce20" office:value-type="string" calcext:value-type="string">
            <text:p>Hide-6</text:p>
          </table:table-cell>
          <table:table-cell table:style-name="ce20" office:value-type="string" calcext:value-type="string">
            <text:p>新しいタブを開くボタン</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formula="of:=IF([.D7]=&quot;&quot;;&quot;?&quot;;IF([.D7]=[.F7];&quot;&quot;;&quot;○&quot;))">
            <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number-columns-repeated="1018"/>
        </table:table-row>
        <table:table-row table:style-name="ro115">
          <table:table-cell table:style-name="ce20" office:value-type="string" calcext:value-type="string">
            <text:p>Hide-7</text:p>
          </table:table-cell>
          <table:table-cell table:style-name="ce20" office:value-type="string" calcext:value-type="string">
            <text:p>設定画面内の「タブグループ」グループにおける「新しいウィンドウではなく新しいタブで開く」</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formula="of:=IF([.D8]=&quot;&quot;;&quot;?&quot;;IF([.D8]=[.F8];&quot;&quot;;&quot;○&quot;))">
            <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number-columns-repeated="1018"/>
        </table:table-row>
        <table:table-row table:style-name="ro116">
          <table:table-cell table:style-name="ce21" office:value-type="string" calcext:value-type="string">
            <text:p>Hide-8</text:p>
          </table:table-cell>
          <table:table-cell table:style-name="ce21" office:value-type="string" calcext:value-type="string">
            <text:p>コンテンツ領域のコンテキストメニューおける「デスクトップの背景に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enuShortcut-55に統合</text:p>
          </table:table-cell>
          <table:table-cell table:style-name="ce21" table:formula="of:=IF([.D9]=&quot;&quot;;&quot;?&quot;;IF([.D9]=[.F9];&quot;&quot;;&quot;○&quot;))" office:value-type="string" office:string-value="○" calcext:value-type="string">
            <text:p>○</text:p>
          </table:table-cell>
          <table:table-cell table:style-name="ce2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0" table:number-columns-repeated="1018"/>
        </table:table-row>
        <table:table-row table:style-name="ro67">
          <table:table-cell table:style-name="ce20" office:value-type="string" calcext:value-type="string">
            <text:p>Hide-9</text:p>
          </table:table-cell>
          <table:table-cell table:style-name="ce22" office:value-type="string" calcext:value-type="string">
            <text:p>設定画面の「ダウンロード」グループ</text:p>
          </table:table-cell>
          <table:table-cell table:style-name="ce22" office:value-type="string" calcext:value-type="string">
            <text:p>1. アドオン「globalChrome.css」を導入する</text:p>
            <text:p>2. globalChrome.cssで設定を反映する</text:p>
          </table:table-cell>
          <table:table-cell table:style-name="ce2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0"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2:51:49.726736242</dc:date>
    <meta:editing-duration>P1DT22H2M12S</meta:editing-duration>
    <meta:editing-cycles>131</meta:editing-cycles>
    <meta:document-statistic meta:table-count="3" meta:cell-count="3973" meta:object-count="0"/>
  </office:meta>
</office:document-meta>
</file>